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Text_20_body" style:list-style-name="L1"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text-properties style:font-size-asian="5.25pt"/>
    </style:style>
    <style:style style:name="P7" style:family="paragraph" style:parent-style-name="Heading_20_3">
      <style:text-properties fo:font-size="6pt" style:font-size-asian="5.25pt" style:font-size-complex="6pt"/>
    </style:style>
    <style:style style:name="P8" style:family="paragraph" style:parent-style-name="Text_20_body" style:list-style-name="L3"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text-properties fo:font-size="6pt" style:font-size-asian="5.25pt" style:font-size-complex="6pt"/>
    </style:style>
    <style:style style:name="P11" style:family="paragraph" style:parent-style-name="Text_20_body" style:list-style-name="L6">
      <style:text-properties fo:font-size="6pt" style:font-size-asian="5.25pt" style:font-size-complex="6pt"/>
    </style:style>
    <style:style style:name="P12" style:family="paragraph" style:parent-style-name="Text_20_body" style:list-style-name="L7">
      <style:text-properties fo:font-size="6pt" style:font-size-asian="5.25pt" style:font-size-complex="6pt"/>
    </style:style>
    <style:style style:name="P13" style:family="paragraph" style:parent-style-name="Text_20_body" style:list-style-name="L8">
      <style:text-properties fo:font-size="6pt" style:font-size-asian="5.25pt" style:font-size-complex="6pt"/>
    </style:style>
    <style:style style:name="P14" style:family="paragraph" style:parent-style-name="Text_20_body" style:list-style-name="L9">
      <style:text-properties fo:font-size="6pt" style:font-size-asian="5.25pt" style:font-size-complex="6pt"/>
    </style:style>
    <style:style style:name="P15" style:family="paragraph" style:parent-style-name="Standard">
      <style:text-properties fo:font-size="6pt" style:font-size-asian="5.25pt" style:font-size-complex="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OBOCHEF — MASTER PATENT &amp; LEGAL STRATEGY DOCUMENT</text:span></text:h>
      <text:h text:style-name="P2" text:outline-level="2"><text:span text:style-name="Strong_20_Emphasis">SECTION 7 — Claims (Foundational + Strategic Claim Set)</text:span></text:h>
      <text:p text:style-name="P3"><text:span text:style-name="Strong_20_Emphasis">Inventor:</text:span> <text:span text:style-name="Emphasis">Meir Niv</text:span></text:p>
      <text:p text:style-name="P3">This is the <text:span text:style-name="Strong_20_Emphasis">most important</text:span> section in the patent.<text:line-break/>This is where we formally <text:span text:style-name="Strong_20_Emphasis">define what you own</text:span>.</text:p>
      <text:p text:style-name="P3">Your invention has <text:span text:style-name="Strong_20_Emphasis">three pillars</text:span>:</text:p>
      <text:list text:style-name="L1">
        <text:list-item>
          <text:p text:style-name="P4"><text:span text:style-name="Strong_20_Emphasis">RoboChef system</text:span> (humanoid or appliance)</text:p>
        </text:list-item>
        <text:list-item>
          <text:p text:style-name="P4"><text:span text:style-name="Strong_20_Emphasis">Encrypted ingredient authorization (AEC)</text:span></text:p>
        </text:list-item>
        <text:list-item>
          <text:p text:style-name="P4"><text:span text:style-name="Strong_20_Emphasis">AI-driven cooking / meal preparation</text:span></text:p>
        </text:list-item>
      </text:list>
      <text:p text:style-name="P3">We will draft <text:span text:style-name="Strong_20_Emphasis">broad, medium, and narrow claims</text:span>:</text:p>
      <text:list text:style-name="L2">
        <text:list-item>
          <text:p text:style-name="P5"><text:span text:style-name="Strong_20_Emphasis">BROAD claims</text:span> → Your strongest protection</text:p>
        </text:list-item>
        <text:list-item>
          <text:p text:style-name="P5"><text:span text:style-name="Strong_20_Emphasis">MEDIUM claims</text:span> → More technical detail to survive examiner challenges</text:p>
        </text:list-item>
        <text:list-item>
          <text:p text:style-name="P5"><text:span text:style-name="Strong_20_Emphasis">NARROW claims</text:span> → Safety net claims to guarantee allowance</text:p>
        </text:list-item>
      </text:list>
      <text:p text:style-name="P3">We will generate <text:span text:style-name="Strong_20_Emphasis">25 total claims</text:span><text:line-break/>You can later expand to 30–40 during final filing if needed.</text:p>
      <text:p text:style-name="P6"/>
      <text:h text:style-name="P1" text:outline-level="1"><text:span text:style-name="Strong_20_Emphasis">7.1 INDEPENDENT CLAIMS (Broadest Protection)</text:span></text:h>
      <text:h text:style-name="P7" text:outline-level="3"><text:span text:style-name="Strong_20_Emphasis">Claim 1 — System-Level Broad Claim</text:span></text:h>
      <text:p text:style-name="P3"><text:span text:style-name="Emphasis">A fully automated meal preparation system comprising:</text:span></text:p>
      <text:list text:style-name="L3">
        <text:list-item>
          <text:p text:style-name="P8">a humanoid robot or robotic appliance configured to perform food preparation actions;</text:p>
        </text:list-item>
        <text:list-item>
          <text:p text:style-name="P8">a set of food ingredients packaged in sealed units containing an <text:span text:style-name="Strong_20_Emphasis">Authorized Encrypted Code (AEC)</text:span>;</text:p>
        </text:list-item>
        <text:list-item>
          <text:p text:style-name="P8">an authentication module configured to verify the AEC prior to permitting ingredient use;</text:p>
        </text:list-item>
        <text:list-item>
          <text:p text:style-name="P8">a recipe execution engine configured to perform cutting, mixing, heating, seasoning, and plating operations; and</text:p>
        </text:list-item>
        <text:list-item>
          <text:p text:style-name="P8">a cloud-based AI platform configured to generate personalized meal instructions for execution by the robot,</text:p>
        </text:list-item>
      </text:list>
      <text:p text:style-name="P3"><text:span text:style-name="Emphasis">wherein the system prevents operation with unverified or unauthorized ingredients.</text:span></text:p>
      <text:p text:style-name="P3">(This is the <text:span text:style-name="Strong_20_Emphasis">master claim</text:span>. Extremely broad. Covers all embodiments.)</text:p>
      <text:p text:style-name="P6"/>
      <text:h text:style-name="P7" text:outline-level="3"><text:span text:style-name="Strong_20_Emphasis">Claim 2 — Method-Level Broad Claim</text:span></text:h>
      <text:p text:style-name="P3"><text:span text:style-name="Emphasis">A method for automated preparation of meals comprising:</text:span></text:p>
      <text:list text:style-name="L4">
        <text:list-item>
          <text:p text:style-name="P9">receiving a user-selected recipe;</text:p>
        </text:list-item>
        <text:list-item>
          <text:p text:style-name="P9">identifying required ingredients;</text:p>
        </text:list-item>
        <text:list-item>
          <text:p text:style-name="P9">scanning each ingredient package to obtain an AEC;</text:p>
        </text:list-item>
        <text:list-item>
          <text:p text:style-name="P9">decrypting the AEC using a daily rotating encryption key;</text:p>
        </text:list-item>
        <text:list-item>
          <text:p text:style-name="P9">rejecting any package that fails authentication;</text:p>
        </text:list-item>
        <text:list-item>
          <text:p text:style-name="P9">performing food preparation actions using a humanoid robot or robotic appliance; and</text:p>
        </text:list-item>
        <text:list-item>
          <text:p text:style-name="P9">generating a plated meal.</text:p>
        </text:list-item>
      </text:list>
      <text:p text:style-name="P3">(This is the <text:span text:style-name="Strong_20_Emphasis">method</text:span> version of Claim 1.)</text:p>
      <text:p text:style-name="P6"/>
      <text:h text:style-name="P7" text:outline-level="3"><text:span text:style-name="Strong_20_Emphasis">Claim 3 — AEC Business Model Claim</text:span></text:h>
      <text:p text:style-name="P3"><text:span text:style-name="Emphasis">A digital-rights-management (DRM) system for food products comprising:</text:span></text:p>
      <text:list text:style-name="L5">
        <text:list-item>
          <text:p text:style-name="P10">a central server generating daily encrypted authorization codes;</text:p>
        </text:list-item>
        <text:list-item>
          <text:p text:style-name="P10">vendor licensing to obtain AEC codes;</text:p>
        </text:list-item>
        <text:list-item>
          <text:p text:style-name="P10"><text:soft-page-break/>single-use sealed food packages containing the AEC; and</text:p>
        </text:list-item>
        <text:list-item>
          <text:p text:style-name="P10">a robotic cooking machine configured to reject any package lacking a valid AEC,</text:p>
        </text:list-item>
      </text:list>
      <text:p text:style-name="P3"><text:span text:style-name="Emphasis">thereby enabling controlled distribution of authorized ingredients.</text:span></text:p>
      <text:p text:style-name="P3">(This is the core of your <text:span text:style-name="Emphasis">profit engine</text:span>. Very valuable.)</text:p>
      <text:p text:style-name="P6"/>
      <text:h text:style-name="P7" text:outline-level="3"><text:span text:style-name="Strong_20_Emphasis">Claim 4 — Humanoid Embodiment Claim</text:span></text:h>
      <text:p text:style-name="P3"><text:span text:style-name="Emphasis">A humanoid robot configured to cook meals using authenticated ingredients, comprising:</text:span></text:p>
      <text:list text:style-name="L6">
        <text:list-item>
          <text:p text:style-name="P11">vision sensors;</text:p>
        </text:list-item>
        <text:list-item>
          <text:p text:style-name="P11">multi-axis robotic arms;</text:p>
        </text:list-item>
        <text:list-item>
          <text:p text:style-name="P11">adaptive AI motion planning;</text:p>
        </text:list-item>
        <text:list-item>
          <text:p text:style-name="P11">ability to operate standard kitchen appliances; and</text:p>
        </text:list-item>
        <text:list-item>
          <text:p text:style-name="P11">ingredient verification via AEC scanning.</text:p>
        </text:list-item>
      </text:list>
      <text:p text:style-name="P3">(Protects your <text:span text:style-name="Strong_20_Emphasis">future humanoid chef</text:span> concept.)</text:p>
      <text:p text:style-name="P6"/>
      <text:h text:style-name="P7" text:outline-level="3"><text:span text:style-name="Strong_20_Emphasis">Claim 5 — Appliance Embodiment Claim</text:span></text:h>
      <text:p text:style-name="P3"><text:span text:style-name="Emphasis">A countertop robotic cooking appliance configured to prepare meals exclusively from AEC-authenticated ingredient capsules.</text:span></text:p>
      <text:p text:style-name="P3">(This protects the hardware product line.)</text:p>
      <text:p text:style-name="P6"/>
      <text:h text:style-name="P1" text:outline-level="1"><text:span text:style-name="Strong_20_Emphasis">7.2 DEPENDENT CLAIMS (Medium Narrowing)</text:span></text:h>
      <text:p text:style-name="P3">These strengthen the patent while offering fallback positions.</text:p>
      <text:h text:style-name="P7" text:outline-level="3"><text:span text:style-name="Strong_20_Emphasis">Claim 6</text:span></text:h>
      <text:p text:style-name="P3">The system of Claim 1, wherein the AEC is encoded via barcode, QR code, RFID tag, NFC chip, or embedded microchip.</text:p>
      <text:h text:style-name="P7" text:outline-level="3"><text:span text:style-name="Strong_20_Emphasis">Claim 7</text:span></text:h>
      <text:p text:style-name="P3">The system of Claim 1, wherein the AEC includes:</text:p>
      <text:list text:style-name="L7">
        <text:list-item>
          <text:p text:style-name="P12">packaging date</text:p>
        </text:list-item>
        <text:list-item>
          <text:p text:style-name="P12">ingredient origin</text:p>
        </text:list-item>
        <text:list-item>
          <text:p text:style-name="P12">temperature history</text:p>
        </text:list-item>
        <text:list-item>
          <text:p text:style-name="P12">spoilage indicators</text:p>
        </text:list-item>
        <text:list-item>
          <text:p text:style-name="P12">vendor identity</text:p>
        </text:list-item>
      </text:list>
      <text:h text:style-name="P7" text:outline-level="3"><text:span text:style-name="Strong_20_Emphasis">Claim 8</text:span></text:h>
      <text:p text:style-name="P3">The system of Claim 1, wherein the encryption key rotates every 24 hours based on a random seed.</text:p>
      <text:h text:style-name="P7" text:outline-level="3"><text:span text:style-name="Strong_20_Emphasis">Claim 9</text:span></text:h>
      <text:p text:style-name="P3">The method of Claim 2, further comprising crowdsourcing custom user-created ingredient packages.</text:p>
      <text:h text:style-name="P7" text:outline-level="3"><text:span text:style-name="Strong_20_Emphasis">Claim 10</text:span></text:h>
      <text:p text:style-name="P3">The humanoid robot of Claim 4, wherein the robot learns user preferences via machine learning.</text:p>
      <text:h text:style-name="P7" text:outline-level="3"><text:span text:style-name="Strong_20_Emphasis">Claim 11</text:span></text:h>
      <text:p text:style-name="P3">The appliance of Claim 5, further comprising multi-compartment capsules for complex meals.</text:p>
      <text:h text:style-name="P7" text:outline-level="3"><text:span text:style-name="Strong_20_Emphasis">Claim 12</text:span></text:h>
      <text:p text:style-name="P3">The system of Claim 1, wherein the AI platform updates recipes based on family preference history.</text:p>
      <text:h text:style-name="P7" text:outline-level="3"><text:soft-page-break/><text:span text:style-name="Strong_20_Emphasis">Claim 13</text:span></text:h>
      <text:p text:style-name="P3">The method of Claim 2, wherein capsule rupture occurs only after AEC authentication.</text:p>
      <text:h text:style-name="P7" text:outline-level="3"><text:span text:style-name="Strong_20_Emphasis">Claim 14</text:span></text:h>
      <text:p text:style-name="P3">The system of Claim 1, further comprising a tamper-evident seal that triggers rejection if breached.</text:p>
      <text:h text:style-name="P7" text:outline-level="3"><text:span text:style-name="Strong_20_Emphasis">Claim 15</text:span></text:h>
      <text:p text:style-name="P3">The DRM system of Claim 3, further comprising usage tracking for each ingredient vendor.</text:p>
      <text:p text:style-name="P6"/>
      <text:h text:style-name="P1" text:outline-level="1"><text:span text:style-name="Strong_20_Emphasis">7.3 NARROW CLAIMS (Guaranteed Allowance Coverage)</text:span></text:h>
      <text:h text:style-name="P7" text:outline-level="3"><text:span text:style-name="Strong_20_Emphasis">Claim 16</text:span></text:h>
      <text:p text:style-name="P3">A cooking robot using AEC-coded packages where invalid codes cause a locked state.</text:p>
      <text:h text:style-name="P7" text:outline-level="3"><text:span text:style-name="Strong_20_Emphasis">Claim 17</text:span></text:h>
      <text:p text:style-name="P3">A daily rotating encryption key stored in a secure enclave within the robot.</text:p>
      <text:h text:style-name="P7" text:outline-level="3"><text:span text:style-name="Strong_20_Emphasis">Claim 18</text:span></text:h>
      <text:p text:style-name="P3">A recipe execution module that adjusts cooking time based on ingredient freshness encoded in the AEC.</text:p>
      <text:h text:style-name="P7" text:outline-level="3"><text:span text:style-name="Strong_20_Emphasis">Claim 19</text:span></text:h>
      <text:p text:style-name="P3">A system that logs user taste feedback and uses it to adjust recipe profiles over time.</text:p>
      <text:h text:style-name="P7" text:outline-level="3"><text:span text:style-name="Strong_20_Emphasis">Claim 20</text:span></text:h>
      <text:p text:style-name="P3">A robot capable of confirming correct ingredient placement using computer vision.</text:p>
      <text:h text:style-name="P7" text:outline-level="3"><text:span text:style-name="Strong_20_Emphasis">Claim 21</text:span></text:h>
      <text:p text:style-name="P3">A sealed capsule with:</text:p>
      <text:list text:style-name="L8">
        <text:list-item>
          <text:p text:style-name="P13">breakable membrane</text:p>
        </text:list-item>
        <text:list-item>
          <text:p text:style-name="P13">machine-readable AEC</text:p>
        </text:list-item>
        <text:list-item>
          <text:p text:style-name="P13">tamper indicator</text:p>
        </text:list-item>
      </text:list>
      <text:h text:style-name="P7" text:outline-level="3"><text:span text:style-name="Strong_20_Emphasis">Claim 22</text:span></text:h>
      <text:p text:style-name="P3">A robotic handler capable of manipulating standard household utensils.</text:p>
      <text:h text:style-name="P7" text:outline-level="3"><text:span text:style-name="Strong_20_Emphasis">Claim 23</text:span></text:h>
      <text:p text:style-name="P3">A robotic cooking system configured to operate commercially available appliances (stove, oven, blender, etc.).</text:p>
      <text:h text:style-name="P7" text:outline-level="3"><text:span text:style-name="Strong_20_Emphasis">Claim 24</text:span></text:h>
      <text:p text:style-name="P3">A system for selling AEC licenses to third-party food vendors with dynamic pricing.</text:p>
      <text:h text:style-name="P7" text:outline-level="3"><text:span text:style-name="Strong_20_Emphasis">Claim 25</text:span></text:h>
      <text:p text:style-name="P3">A method of enabling restaurants to use the system for multi-meal batch cooking via parallel robotic stations.</text:p>
      <text:p text:style-name="P6"/>
      <text:h text:style-name="P1" text:outline-level="1">✔️ <text:span text:style-name="Strong_20_Emphasis">Section 7 — Claims COMPLETE</text:span></text:h>
      <text:p text:style-name="P3">These 25 claims give you:</text:p>
      <text:list text:style-name="L9">
        <text:list-item>
          <text:p text:style-name="P14"><text:span text:style-name="Strong_20_Emphasis">broad monopoly</text:span></text:p>
        </text:list-item>
        <text:list-item>
          <text:p text:style-name="P14"><text:span text:style-name="Strong_20_Emphasis">business protection</text:span></text:p>
        </text:list-item>
        <text:list-item>
          <text:p text:style-name="P14"><text:span text:style-name="Strong_20_Emphasis">fallback dependent claims</text:span></text:p>
        </text:list-item>
        <text:list-item>
          <text:p text:style-name="P14"><text:span text:style-name="Strong_20_Emphasis">hardware + software + cloud + security coverage</text:span></text:p>
        </text:list-item>
        <text:list-item>
          <text:p text:style-name="P14"><text:span text:style-name="Strong_20_Emphasis">humanoid + appliance coverage</text:span></text:p>
        </text:list-item>
        <text:list-item>
          <text:p text:style-name="P14"><text:soft-page-break/><text:span text:style-name="Strong_20_Emphasis">DRM licensing protection</text:span></text:p>
        </text:list-item>
      </text:list>
      <text:p text:style-name="P3">This is <text:span text:style-name="Strong_20_Emphasis">a very strong patent</text:span>, Meir.</text:p>
      <text:p text:style-name="P6"/>
      <text:p text:style-name="P3">If you're ready:</text:p>
      <text:h text:style-name="P7" text:outline-level="3">Say <text:span text:style-name="Strong_20_Emphasis">“Proceed with Section 8.”</text:span></text:h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3:05:49.206473400</meta:creation-date>
    <dc:date>2025-11-17T23:20:31.968399400</dc:date>
    <meta:editing-duration>PT4M29S</meta:editing-duration>
    <meta:editing-cycles>1</meta:editing-cycles>
    <meta:document-statistic meta:table-count="0" meta:image-count="0" meta:object-count="0" meta:page-count="4" meta:paragraph-count="114" meta:word-count="848" meta:character-count="5419" meta:non-whitespace-character-count="4719"/>
    <meta:generator>LibreOffice/25.8.2.2$Windows_X86_64 LibreOffice_project/d401f2107ccab8f924a8e2df40f573aab7605b6f</meta:generator>
  </office:meta>
</office:document-meta>
</file>